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anda" svg:font-family="Veran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9a4c" officeooo:paragraph-rsid="000e9a4c"/>
    </style:style>
    <style:style style:name="P2" style:family="paragraph" style:parent-style-name="Standard">
      <style:text-properties officeooo:paragraph-rsid="0011fc98"/>
    </style:style>
    <style:style style:name="P3" style:family="paragraph" style:parent-style-name="Standard">
      <style:text-properties officeooo:rsid="0011fc98" officeooo:paragraph-rsid="0011fc98"/>
    </style:style>
    <style:style style:name="P4" style:family="paragraph" style:parent-style-name="Standard">
      <style:text-properties officeooo:rsid="00167bd8" officeooo:paragraph-rsid="00167bd8"/>
    </style:style>
    <style:style style:name="P5" style:family="paragraph" style:parent-style-name="Standard">
      <style:text-properties fo:background-color="#ffff00"/>
    </style:style>
    <style:style style:name="P6" style:family="paragraph" style:parent-style-name="Standard">
      <style:text-properties officeooo:rsid="000e9a4c" officeooo:paragraph-rsid="000e9a4c" fo:background-color="#ffff00"/>
    </style:style>
    <style:style style:name="P7" style:family="paragraph" style:parent-style-name="Standard">
      <style:text-properties officeooo:rsid="001cf5ce" officeooo:paragraph-rsid="001cf5ce"/>
    </style:style>
    <style:style style:name="P8" style:family="paragraph" style:parent-style-name="Standard">
      <style:text-properties officeooo:rsid="001e5341" officeooo:paragraph-rsid="001e5341"/>
    </style:style>
    <style:style style:name="P9" style:family="paragraph" style:parent-style-name="Standard" style:list-style-name="L1">
      <style:text-properties officeooo:rsid="0011fc98" officeooo:paragraph-rsid="0011fc98"/>
    </style:style>
    <style:style style:name="P10" style:family="paragraph" style:parent-style-name="Standard" style:list-style-name="L1">
      <style:text-properties officeooo:rsid="0013f3c8" officeooo:paragraph-rsid="0013f3c8"/>
    </style:style>
    <style:style style:name="P11" style:family="paragraph" style:parent-style-name="Standard" style:list-style-name="L1">
      <style:text-properties officeooo:rsid="00167bd8" officeooo:paragraph-rsid="00167bd8"/>
    </style:style>
    <style:style style:name="P12" style:family="paragraph" style:parent-style-name="Standard" style:list-style-name="L2">
      <style:text-properties officeooo:rsid="000fc8c3" officeooo:paragraph-rsid="000fc8c3"/>
    </style:style>
    <style:style style:name="P13" style:family="paragraph" style:parent-style-name="Standard" style:list-style-name="L2">
      <style:text-properties officeooo:rsid="000e9a4c" officeooo:paragraph-rsid="000e9a4c"/>
    </style:style>
    <style:style style:name="P14" style:family="paragraph" style:parent-style-name="Standard" style:list-style-name="L3">
      <style:text-properties officeooo:rsid="001cf5ce" officeooo:paragraph-rsid="001cf5ce"/>
    </style:style>
    <style:style style:name="P15" style:family="paragraph" style:parent-style-name="Standard" style:list-style-name="L4">
      <style:text-properties officeooo:rsid="002095a0" officeooo:paragraph-rsid="0020ddbd"/>
    </style:style>
    <style:style style:name="P16" style:family="paragraph" style:parent-style-name="Standard" style:list-style-name="L5">
      <style:text-properties officeooo:rsid="002095a0" officeooo:paragraph-rsid="002095a0"/>
    </style:style>
    <style:style style:name="P17" style:family="paragraph" style:parent-style-name="Standard" style:list-style-name="L4">
      <style:text-properties officeooo:rsid="0020ddbd" officeooo:paragraph-rsid="0020ddbd"/>
    </style:style>
    <style:style style:name="P18" style:family="paragraph" style:parent-style-name="Standard">
      <style:text-properties officeooo:rsid="0024a793" officeooo:paragraph-rsid="0024a793" fo:background-color="#ffff00"/>
    </style:style>
    <style:style style:name="P19" style:family="paragraph" style:parent-style-name="Standard" style:list-style-name="L6">
      <style:text-properties officeooo:paragraph-rsid="0024a793"/>
    </style:style>
    <style:style style:name="P20" style:family="paragraph" style:parent-style-name="Standard" style:list-style-name="L6">
      <style:text-properties officeooo:rsid="0024a793" officeooo:paragraph-rsid="0024a793"/>
    </style:style>
    <style:style style:name="P21" style:family="paragraph" style:parent-style-name="Standard">
      <style:text-properties officeooo:rsid="0024a793" officeooo:paragraph-rsid="0024a793"/>
    </style:style>
    <style:style style:name="P22" style:family="paragraph" style:parent-style-name="Heading_20_1">
      <style:text-properties officeooo:rsid="0011fc98" officeooo:paragraph-rsid="0011fc98"/>
    </style:style>
    <style:style style:name="T1" style:family="text">
      <style:text-properties officeooo:rsid="0013f3c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5def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officeooo:rsid="00185def"/>
    </style:style>
    <style:style style:name="T6" style:family="text">
      <style:text-properties officeooo:rsid="0024a793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4a793"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genda-OK</text:p>
      <text:p text:style-name="Subtitle">Istruzioni per l’Installazione</text:p>
      <text:p text:style-name="Standard"/>
      <text:p text:style-name="Standard"/>
      <text:h text:style-name="Heading_20_1" text:outline-level="1">Generalità</text:h>
      <text:p text:style-name="Standard">Agenda-OK è un’applicazione stand-alone basata su HTML, CSS e Javascript.</text:p>
      <text:p text:style-name="Standard">L’applicazione consiste di una directory contenente la home page ed i relativi file di codice e di stile.</text:p>
      <text:p text:style-name="P2"/>
      <text:h text:style-name="P22" text:outline-level="1">Requisiti</text:h>
      <text:p text:style-name="P3">Per poter riprodurre correttamente la distribuzione del programma occorre un ambiente che disponga di:</text:p>
      <text:list xml:id="list6785390299223601774" text:style-name="L1">
        <text:list-item>
          <text:p text:style-name="P9"><text:span text:style-name="T2">make</text:span> <text:span text:style-name="T1">per la preparazione della distribuzione del progetto</text:span></text:p>
        </text:list-item>
        <text:list-item>
          <text:p text:style-name="P9"><text:span text:style-name="T2">php</text:span> <text:span text:style-name="T1">per il preprocessing dei file del progetto</text:span></text:p>
        </text:list-item>
        <text:list-item>
          <text:p text:style-name="P10"><text:span text:style-name="T2">LibreOffice</text:span> per la produzione della documentazione per la distribuzione (non è stato verificato se vi sia compatibilità con <text:span text:style-name="T2">OpenOffice</text:span>)</text:p>
        </text:list-item>
        <text:list-item>
          <text:p text:style-name="P11">un <text:span text:style-name="T2">browser</text:span> aggiornato (Firefox, Opera, Chrome, Internet Explorer, ...)</text:p>
        </text:list-item>
      </text:list>
      <text:p text:style-name="P4"/>
      <text:p text:style-name="P4">È tutto software disponibile su qualsiasi piattaforma e normalmente preinstallato su qualsiasi distribuzione di GNU/Linux e probabilmente anche Apple, mentre potrebbe essere necessario installarlo su piattaforme Microsoft.</text:p>
      <text:p text:style-name="P4"/>
      <text:h text:style-name="Heading_20_1" text:outline-level="1">Istruzioni per <text:span text:style-name="T6">la riproduzione e </text:span>l’Installazione</text:h>
      <text:p text:style-name="P18">Per la riproduzione:</text:p>
      <text:list xml:id="list5131131100824070283" text:style-name="L6">
        <text:list-item>
          <text:p text:style-name="P19"><text:span text:style-name="T8">estrarre da GitHub il progetto;</text:span></text:p>
        </text:list-item>
        <text:list-item>
          <text:p text:style-name="P20"><text:span text:style-name="T7">eseguire </text:span><text:span text:style-name="T4">make clean</text:span></text:p>
        </text:list-item>
        <text:list-item>
          <text:p text:style-name="P20"><text:span text:style-name="T7">eseguire </text:span><text:span text:style-name="T4">make</text:span></text:p>
        </text:list-item>
        <text:list-item>
          <text:p text:style-name="P20"><text:span text:style-name="T7">aprire il file </text:span><text:span text:style-name="T4">Agenda-OK.html</text:span><text:span text:style-name="T7"> con un browser aggiornato</text:span></text:p>
        </text:list-item>
      </text:list>
      <text:p text:style-name="P21"><text:span text:style-name="T7"/></text:p>
      <text:p text:style-name="P5">È sufficiente copiare la cartella <text:span text:style-name="T3">delivery</text:span><text:span text:style-name="T5"> </text:span>contenente l’applicazione (o decomprimere il file .7z, se siete in possesso dell’archivio compresso) in una qualsiasi cartella sul vostro computer, tablet o smartphone,</text:p>
      <text:p text:style-name="P6"/>
      <text:h text:style-name="Heading_20_1" text:outline-level="1"><text:soft-page-break/>Esecuzione dell’applicazione</text:h>
      <text:p text:style-name="P1">Per eseguire l’applicazione è sufficiente aprire il file <text:span text:style-name="T2">index.html</text:span> con un qualunque browser aggiornato.</text:p>
      <text:p text:style-name="P1"/>
      <text:h text:style-name="Heading_20_1" text:outline-level="1">Compatibilità</text:h>
      <text:p text:style-name="P1">L’applicazione è stata provata con:</text:p>
      <text:list xml:id="list2924947052374912106" text:style-name="L2">
        <text:list-item>
          <text:p text:style-name="P12">Linux Mint 18.3 su laptop:</text:p>
          <text:list>
            <text:list-item>
              <text:p text:style-name="P12">Firefox XX</text:p>
            </text:list-item>
            <text:list-item>
              <text:p text:style-name="P12">Opera XX</text:p>
            </text:list-item>
            <text:list-item>
              <text:p text:style-name="P12">Chrome XX</text:p>
            </text:list-item>
          </text:list>
        </text:list-item>
        <text:list-item>
          <text:p text:style-name="P12">Android su smartphone 5.2”:</text:p>
          <text:list>
            <text:list-item>
              <text:p text:style-name="P12">Firefox XX</text:p>
            </text:list-item>
            <text:list-item>
              <text:p text:style-name="P12">Opera XX</text:p>
            </text:list-item>
            <text:list-item>
              <text:p text:style-name="P12">Chrome XX</text:p>
            </text:list-item>
          </text:list>
        </text:list-item>
        <text:list-item>
          <text:p text:style-name="P12">Windows 7 Enterprise SP1:</text:p>
          <text:list>
            <text:list-item>
              <text:p text:style-name="P12">Firefox XX</text:p>
            </text:list-item>
            <text:list-item>
              <text:p text:style-name="P12">Opera XX</text:p>
            </text:list-item>
            <text:list-item>
              <text:p text:style-name="P12">Chrome XX</text:p>
            </text:list-item>
          </text:list>
        </text:list-item>
        <text:list-item>
          <text:p text:style-name="P13">….</text:p>
        </text:list-item>
      </text:list>
      <text:p text:style-name="P1"/>
      <text:p text:style-name="P1"/>
      <text:h text:style-name="Heading_20_1" text:outline-level="1">Release Notes</text:h>
      <text:h text:style-name="Heading_20_2" text:outline-level="2">Requisiti di Progetto non Implementati</text:h>
      <text:list xml:id="list5381363142713142078" text:style-name="L3">
        <text:list-item>
          <text:p text:style-name="P14">TDB</text:p>
        </text:list-item>
      </text:list>
      <text:h text:style-name="Heading_20_2" text:outline-level="2">Altre funzionalità non implementate</text:h>
      <text:p text:style-name="P8">Per dare coerenza al lavoro fatto mancano ancora:</text:p>
      <text:list xml:id="list3688984669089214411" text:style-name="L4">
        <text:list-item>
          <text:p text:style-name="P17">validazione campi nei dialog</text:p>
        </text:list-item>
        <text:list-item>
          <text:p text:style-name="P17">segnalazione campi non conformi nei dialog</text:p>
        </text:list-item>
        <text:list-item>
          <text:p text:style-name="P15">TBD</text:p>
        </text:list-item>
      </text:list>
      <text:p text:style-name="P7"/>
      <text:h text:style-name="Heading_20_1" text:outline-level="1">Evoluzione</text:h>
      <text:p text:style-name="P7">Sono possibilità di miglioramento ed evoluzione:</text:p>
      <text:list xml:id="list354117723933354976" text:style-name="L5">
        <text:list-item>
          <text:p text:style-name="P16">TB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anda" svg:font-family="Veran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Veranda" fo:font-family="Veranda" style:font-pitch="variable" officeooo:rsid="000e9a4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fo:padding="0.049cm" fo:border-left="none" fo:border-right="none" fo:border-top="none" fo:border-bottom="0.06pt solid #000000" style:shadow="none"/>
      <style:text-properties fo:font-size="130%" fo:font-weight="bold" officeooo:rsid="000e9a4c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5:36:04.072710160</meta:creation-date>
    <dc:date>2018-07-03T22:10:06.220127519</dc:date>
    <meta:editing-duration>PT23H30M55S</meta:editing-duration>
    <meta:editing-cycles>20</meta:editing-cycles>
    <meta:generator>LibreOffice/5.1.6.2$Linux_X86_64 LibreOffice_project/10m0$Build-2</meta:generator>
    <dc:subject>Istruzioni per l'Installazione</dc:subject>
    <dc:title>Agenda-OK</dc:title>
    <meta:document-statistic meta:table-count="0" meta:image-count="0" meta:object-count="0" meta:page-count="2" meta:paragraph-count="47" meta:word-count="294" meta:character-count="1908" meta:non-whitespace-character-count="1687"/>
    <meta:user-defined meta:name="Author">Andrea Rui</meta:user-defined>
    <meta:user-defined meta:name="Copyright">(c) 2018 Andrea Rui - Milano</meta:user-defined>
    <meta:user-defined meta:name="License">CC NC-SA</meta:user-defined>
  </office:meta>
</office:document-meta>
</file>